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binary" manifest:full-path="layout-cache"/>
  <manifest:file-entry manifest:media-type="" manifest:full-path="Pictures/20000007000066A2000053830F46252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ufgabenstellung:</text:span></text:p>
      <text:p text:style-name="P1">Fitnessstudio möchte unmittelbar benachbarte Schrankbelegung zur Umzugszeit vermeiden.</text:p>
      <text:p text:style-name="P1">Wahl zwischen: 20 neuen Schränken oder Belegungssoftware</text:p>
      <text:p text:style-name="P1">Testsystem implementieren</text:p>
      <text:p text:style-name="P1">Zufallsstrategie testen</text:p>
      <text:p text:style-name="P1">Eigene Strategie entwickeln</text:p>
      <text:p text:style-name="P1">Eigene Strategien testen</text:p>
      <text:p text:style-name="P1"/>
      <text:p text:style-name="P2">Gegeben:</text:p>
      <text:p text:style-name="P1">150 Schränke in 2 Reihen(Variabel einstellbar)</text:p>
      <text:p text:style-name="P1">Liste mit Besuchshäufigkeiten / Personen</text:p>
      <text:p text:style-name="P1">Tage der Simulation (Variabel einstellbar)</text:p>
      <text:p text:style-name="P1">Öffnungszeiten des Studios</text:p>
      <text:p text:style-name="P1">Bisherige Verteilung: Zufall</text:p>
      <text:p text:style-name="P1"/>
      <text:p text:style-name="P2">Analyse der gegebenen Daten</text:p>
      <text:p text:style-name="P1">Aufenthaltsdauer nach Häufigkeit</text:p>
      <text:p text:style-name="P1"><draw:frame draw:style-name="fr3" draw:name="Objekt2" text:anchor-type="paragraph" svg:x="0.277cm" svg:y="0.508cm" svg:width="16.208cm" svg:height="9.013cm" draw:z-index="2"><draw:object xlink:href="./Object 2" xlink:type="simple" xlink:show="embed" xlink:actuate="onLoad"/><draw:image xlink:href="./ObjectReplacements/Object 2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Implementierung / Klassendiagramm</text:p>
      <text:p text:style-name="P2"/>
      <text:p text:style-name="P2"><draw:frame draw:style-name="fr1" draw:name="Grafik1" text:anchor-type="paragraph" svg:width="15.706cm" svg:height="12.848cm" draw:z-index="1"><draw:image xlink:href="Pictures/20000007000066A2000053830F462520.svm" xlink:type="simple" xlink:show="embed" xlink:actuate="onLoad"/></draw:frame></text:p>
      <text:p text:style-name="P2"/>
      <text:p text:style-name="P2"/>
      <text:p text:style-name="P1">Main</text:p>
      <text:p text:style-name="P1"><text:tab/>Führt die Simulation aus</text:p>
      <text:p text:style-name="P1"><text:tab/>Erstellt einen Controller mit parametrisierten Bedingungswerten</text:p>
      <text:p text:style-name="P1">Controller</text:p>
      <text:p text:style-name="P1"><text:tab/>Simuliert den Tagesablauf im Gym mit n besuchern und m Schränken o mal</text:p>
      <text:p text:style-name="P1"><text:tab/><text:tab/>Aktuelle Besucher</text:p>
      <text:p text:style-name="P1"><text:tab/><text:tab/>Besucherauftreten / Wahrscheinlichkeit des auftretenden Benutzers</text:p>
      <text:p text:style-name="P1"><text:tab/><text:tab/>Aktuelle Zeit</text:p>
      <text:p text:style-name="P1"><text:tab/><text:tab/>Zählen von Kollisionen</text:p>
      <text:p text:style-name="P1">Box</text:p>
      <text:p text:style-name="P1"><text:tab/>Enhält Referenzen auf die jeweils nächsten Schränke links, rechts, oben und Unten</text:p>
      <text:p text:style-name="P1"><text:tab/>Gibt es die referenz physikalisch nicht, ist sie null</text:p>
      <text:p text:style-name="P1"><text:tab/>Getter/Setter für Referenzen und Diagonalverweise über vorhandene Referenzen</text:p>
      <text:p text:style-name="P1"><text:tab/>Enthält die Zeit des Boxbenutzenden Visitors sobald die Box belegt ist</text:p>
      <text:p text:style-name="P1"><text:tab/>Erhält einen Boxstatus</text:p>
      <text:p text:style-name="P1">BoxStatus</text:p>
      <text:p text:style-name="P1"><text:tab/>Free: <text:tab/>Der Schrank ist frei</text:p>
      <text:p text:style-name="P1"><text:soft-page-break/><text:tab/>Active: <text:tab/>Der Schrank ist gerade in aktiver Benutzung</text:p>
      <text:p text:style-name="P1"><text:tab/>Taken: <text:tab/><text:tab/>Der Schrank ist belegt</text:p>
      <text:p text:style-name="P1"/>
      <text:p text:style-name="P1">Gym</text:p>
      <text:p text:style-name="P1"><text:tab/>Enthält die Schränke, Öffnungszeit, aktuelle Besucher</text:p>
      <text:p text:style-name="P1"><text:tab/>Initialisiert Schränke</text:p>
      <text:p text:style-name="P1">Scheduler</text:p>
      <text:p text:style-name="P1"><text:tab/>Controller fordert nächstmögliche Box vom Scheduler</text:p>
      <text:p text:style-name="P1"><text:tab/>Weist die nächst beste Box, je nach Strategie zu</text:p>
      <text:p text:style-name="P1">Visitor</text:p>
      <text:p text:style-name="P1"><text:tab/>Enthält Referenz auf ihm zugeteilte Box</text:p>
      <text:p text:style-name="P1"><text:tab/>Fokusperson ja/nein?</text:p>
      <text:p text:style-name="P1"><text:tab/>Aufenthaltszeit (Total, Aktuell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Gegenüberstellung der Strategien</text:p>
      <text:p text:style-name="P1"/>
      <text:p text:style-name="P1">Implementiert wurden 3 Strategien</text:p>
      <text:p text:style-name="P1"/>
      <text:p text:style-name="P1">Random: </text:p>
      <text:p text:style-name="P1">Dem neuen Kunden wird eine zufällige freie Box zugewiesen</text:p>
      <text:p text:style-name="P1"/>
      <text:p text:style-name="P1">Round Robin (Simple):</text:p>
      <text:p text:style-name="P1">Die freien Schränke werden nacheinander verteilt</text:p>
      <text:p text:style-name="P1">Wurde ein Schrank vergeben, wird er ans Ende der Liste gehängt</text:p>
      <text:p text:style-name="P1"/>
      <text:p text:style-name="P1">Eigene Strategie:</text:p>
      <text:p text:style-name="P1">Der nächste freie Schrank wird gesucht</text:p>
      <text:p text:style-name="P1">3 Und-Verknüpfte Kriterien in 3 Iterationen, bestmöglichstes wird returnt: </text:p>
      <text:p text:style-name="P1"><text:tab/>Im aktuellen Moment keine Kollision?</text:p>
      <text:p text:style-name="P1"><text:tab/>Während der Umziehzeit des Besuchers keine Kollision?</text:p>
      <text:p text:style-name="P1"><text:tab/>Während der Umziehzeit der anderen Besucher keine Kollision?</text:p>
      <text:p text:style-name="P1">Kein Kriterium möglich? Random freien Schrank oder null returnen</text:p>
      <text:p text:style-name="P1"/>
      <text:p text:style-name="P1">Round Robin in Vergleich zu Random doppelt so kollisionslastig. Nicht weiter verfolgt.</text:p>
      <text:p text:style-name="P1"/>
      <text:p text:style-name="P2">Ergebnis : 3 Simulationen pro Strategie mit je 10000 simulierten Tagen (ca. 83 Jahre):</text:p>
      <text:p text:style-name="P1"/>
      <text:p text:style-name="P1">Random (150 Schränke):</text:p>
      <text:p text:style-name="P1">Simulation 1: Durchschnittlich 0,634 Kollisionen pro Tag : 634 Kollisionen gesamt</text:p>
      <text:p text:style-name="P1">Simulation 2: Durchschnittlich 0.656 Kollisionen pro Tag : 656 Kollisionen gesamt</text:p>
      <text:p text:style-name="P1">Simulation 3: Durchschnittlich 0.647 Kollisionen pro Tag : 647 Kollisionen gesamt</text:p>
      <text:p text:style-name="P1"/>
      <text:p text:style-name="P1">Random(150+20 Schränke):</text:p>
      <text:p text:style-name="P1">Simulation 1: Durchschnittlich 0,521 Kollisionen pro Tag : 521 Kollisionen gesamt</text:p>
      <text:p text:style-name="P1">Simulation 2: Durchschnittlich 0.542 Kollisionen pro Tag : 542 Kollisionen gesamt</text:p>
      <text:p text:style-name="P1">Simulation 3: Durchschnittlich 0.589 Kollisionen pro Tag : 589 Kollisionen gesamt</text:p>
      <text:p text:style-name="P1"/>
      <text:p text:style-name="P1">Eigene Strategie (150 Schränke):</text:p>
      <text:p text:style-name="P1">Simulation 1: Durchschnittlich 0,247 Kollisionen pro Tag : 247 Kollisionen gesamt</text:p>
      <text:p text:style-name="P1">Simulation 2: Durchschnittlich 0.284 Kollisionen pro Tag : 284 Kollisionen gesamt</text:p>
      <text:p text:style-name="P1">Simulation 3: Durchschnittlich 0.247 Kollisionen pro Tag : 247 Kollisionen gesamt</text:p>
      <text:p text:style-name="P1"><draw:frame draw:style-name="fr2" draw:name="Objekt1" text:anchor-type="paragraph" svg:width="10.516cm" svg:height="5.14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oft-page-break/>Ausblick:</text:p>
      <text:p text:style-name="P1"/>
      <text:p text:style-name="P1">Belegungsstrategie Bruteforcen?</text:p>
      <text:p text:style-name="P1"><text:tab/>Strategie parametrisieren</text:p>
      <text:p text:style-name="P1"><text:tab/>Random Seeds iterieren und mit random Parametern testen</text:p>
      <text:p text:style-name="P1"><text:tab/>Random Seeds der besten Simulation speichern</text:p>
      <text:p text:style-name="P1"><text:tab/>=&gt; Benötigt zu viel (unvorhersagbare) Rechenzeit</text:p>
      <text:p text:style-name="P1"/>
      <text:p text:style-name="P1">Besseres Predictionsystem</text:p>
      <text:p text:style-name="P1"/>
      <text:p text:style-name="P1">Laufzeitoptimierungen</text:p>
      <text:p text:style-name="P1"><text:tab/>Iterationen vermeiden</text:p>
      <text:p text:style-name="P1"><text:tab/>Liste im Scheduler sortieren</text:p>
      <text:p text:style-name="P1"/>
      <text:p text:style-name="P1">Anfangsvergabeverteilung ändern</text:p>
      <text:p text:style-name="P1"><text:tab/>Abwechselnd links+rechts</text:p>
      <text:p text:style-name="P1"><text:tab/>Mittig nach außen</text:p>
      <text:p text:style-name="P1"><text:tab/>Einen Schrank übersprin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Intelligente Systeme, Aufgabe 1, Markus Krebs, Kim Schweike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7:08:02.77</meta:creation-date>
    <dc:date>2016-11-06T19:53:18.05</dc:date>
    <meta:editing-duration>PT2H45M15S</meta:editing-duration>
    <meta:editing-cycles>4</meta:editing-cycles>
    <meta:generator>OpenOffice/4.0.1$Win32 OpenOffice.org_project/401m5$Build-9714</meta:generator>
    <meta:document-statistic meta:table-count="0" meta:image-count="1" meta:object-count="2" meta:page-count="5" meta:paragraph-count="89" meta:word-count="466" meta:character-count="36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516cm" svg:height="5.145cm" xlink:href="." xlink:type="simple" chart:class="chart:circle" chart:style-name="ch1">
        <chart:legend chart:legend-position="end" svg:x="7.591cm" svg:y="1.736cm" style:legend-expansion="high" chart:style-name="ch2"/>
        <chart:plot-area chart:style-name="ch3" chart:data-source-has-labels="both" svg:x="0.21cm" svg:y="0.441cm" svg:width="7.171cm" svg:height="4.60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687cm" svg:y="0.441cm" svg:width="6.216cm" svg:height="4.60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4" chart:label-cell-address="local-table.$C$1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4" chart:label-cell-address="local-table.$D$1" chart:class="chart:circle"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Random (150)</text:p>
              </table:table-cell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ndom (170)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igen     (150)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use-zero" chart:right-angled-axes="true" chart:data-label-number="value" chart:data-label-text="false" chart:data-label-symbol="false"/>
    </style:style>
    <style:style style:name="ch4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208cm" svg:height="9.013cm" xlink:href="." xlink:type="simple" chart:class="chart:area" chart:style-name="ch1">
        <chart:legend chart:legend-position="end" svg:x="14.395cm" svg:y="4.194cm" style:legend-expansion="high" chart:style-name="ch2"/>
        <chart:plot-area chart:style-name="ch3" chart:data-source-has-labels="both" svg:x="0.898cm" svg:y="0.673cm" svg:width="14.69cm" svg:height="7.73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8cm" svg:y="0.673cm" svg:width="13.782cm" svg:height="7.5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955cm" svg:y="8.426cm" chart:style-name="ch5">
              <text:p>Aufenthaltsdauer</text:p>
            </chart:title>
            <chart:categories table:cell-range-address="local-table.$A$2:.$A$84"/>
          </chart:axis>
          <chart:axis chart:dimension="y" chart:name="primary-y" chart:style-name="ch6">
            <chart:title svg:x="0.001cm" svg:y="5.83cm" chart:style-name="ch7">
              <text:p>Anzahl Personen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84" chart:label-cell-address="local-table.$B$1" chart:class="chart:area">
            <chart:data-point chart:repeated="8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zahl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